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Preformatted_20_Text">
      <style:paragraph-properties fo:margin-left="0.4925in" fo:margin-right="0in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DL $LISTENTEXT</text:p>
      <text:p text:style-name="P2"><text:a xlink:type="simple" xlink:href="../DungeonCraftHelp.html">DungeonCraft Help Home</text:a></text:p>
      <text:p text:style-name="P4"><text:s text:c="4"/>$LISTENTEXT()</text:p>
      <text:p text:style-name="P2">Return Value: <text:s/>The result of the most recent $LISTEN call.</text:p>
      <text:p text:style-name="P2">This function is not needed. <text:s/>One could always save the result of a $LISTEN(). <text:s/>But having this function avoids the problem of having to invent a variable every time you want to communicate with the player.</text:p>
      <text:p text:style-name="P2">See <text:a xlink:type="simple" xlink:href="../GPDL$LISTEN.html">$LISTEN</text:a> for an examp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4:26:39</meta:creation-date>
    <meta:generator>OpenOffice.org/3.2$Win32 OpenOffice.org_project/320m12$Build-9483</meta:generator>
    <meta:editing-cycles>2</meta:editing-cycles>
    <meta:editing-duration>PT00H01M55S</meta:editing-duration>
    <dc:title>$LISTENTEXT</dc:title>
    <dc:date>2010-05-09T17:19:37.27</dc:date>
    <dc:creator>Paul Stevens</dc:creator>
    <meta:document-statistic meta:table-count="0" meta:image-count="0" meta:object-count="0" meta:page-count="1" meta:paragraph-count="6" meta:word-count="57" meta:character-count="346"/>
  </office:meta>
</office:document-meta>
</file>